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14432" calcext:value-type="float">
            <text:p>315.1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9744" calcext:value-type="float">
            <text:p>314.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4408" calcext:value-type="float">
            <text:p>326.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12" calcext:value-type="float">
            <text:p>325.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4" calcext:value-type="float">
            <text:p>3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4" calcext:value-type="float">
            <text:p>3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10096" calcext:value-type="float">
            <text:p>320.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968" calcext:value-type="float">
            <text:p>317.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3656" calcext:value-type="float">
            <text:p>334.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872" calcext:value-type="float">
            <text:p>316.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0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0944" calcext:value-type="float">
            <text:p>298.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0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264" calcext:value-type="float">
            <text:p>287.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152" calcext:value-type="float">
            <text:p>312.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08" calcext:value-type="float">
            <text:p>292.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12" calcext:value-type="float">
            <text:p>325.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632" calcext:value-type="float">
            <text:p>315.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2072" calcext:value-type="float">
            <text:p>286.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84" calcext:value-type="float">
            <text:p>291.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9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3512" calcext:value-type="float">
            <text:p>295.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584" calcext:value-type="float">
            <text:p>276.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6" calcext:value-type="float">
            <text:p>28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296" calcext:value-type="float">
            <text:p>274.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8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76" calcext:value-type="float">
            <text:p>293.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7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304" calcext:value-type="float">
            <text:p>243.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7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8048" calcext:value-type="float">
            <text:p>190.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907</text:p>
          </table:table-cell>
          <table:table-cell office:value-type="string" calcext:value-type="string">
            <text:p>Johnson County SUD Cleburne East Quad</text:p>
          </table:table-cell>
          <table:table-cell office:value-type="string" calcext:value-type="string">
            <text:p>197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